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A5762456.png"/>
  <manifest:file-entry manifest:media-type="image/png" manifest:full-path="Pictures/10000201000000110000000F7081A15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Padauk1" svg:font-family="Padauk"/>
    <style:font-face style:name="Tahoma3" svg:font-family="Tahoma"/>
    <style:font-face style:name="Zawgyi-One1" svg:font-family="Zawgyi-One" style:font-adornments="Regular"/>
    <style:font-face style:name="Courier New" svg:font-family="'Courier New'" style:font-family-generic="modern" style:font-pitch="fixed"/>
    <style:font-face style:name="Padauk" svg:font-family="Padauk" style:font-pitch="variable"/>
    <style:font-face style:name="Tahoma2" svg:font-family="Tahoma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5" style:family="paragraph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6" style:family="paragraph">
      <style:text-properties fo:color="#dc23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7" style:family="paragraph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8" style:family="paragraph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P9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10" style:family="paragraph">
      <style:text-properties fo:color="#000000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11" style:family="paragraph">
      <style:text-properties fo:color="#008000" style:font-name="Trebuchet MS" fo:font-size="8pt" fo:font-weight="bold" style:font-size-asian="8pt" style:font-weight-asian="bold" style:font-name-complex="Zawgyi-One" style:font-size-complex="8pt" style:font-weight-complex="bold"/>
    </style:style>
    <style:style style:name="P12" style:family="paragraph">
      <style:text-properties fo:color="#dc2300" style:font-name="Trebuchet MS" fo:font-size="8pt" fo:font-weight="normal" style:font-size-asian="8pt" style:font-weight-asian="normal" style:font-name-complex="Zawgyi-One" style:font-size-complex="8pt" style:font-weight-complex="normal"/>
    </style:style>
    <style:style style:name="P13" style:family="paragraph">
      <style:text-properties fo:color="#2323dc" style:font-name="Trebuchet MS" fo:font-size="10pt" fo:font-weight="bold" style:font-size-asian="10pt" style:font-weight-asian="bold" style:font-name-complex="Padauk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weight="normal" style:font-weight-asian="normal" style:font-weight-complex="normal"/>
    </style:style>
    <style:style style:name="T4" style:family="text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5" style:family="text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6" style:family="text">
      <style:text-properties fo:color="#dc23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7" style:family="text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8" style:family="text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T9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10" style:family="text">
      <style:text-properties fo:color="#008000" style:font-name="Trebuchet MS" fo:font-size="8pt" fo:font-weight="bold" style:font-size-asian="8pt" style:font-weight-asian="bold" style:font-name-complex="Zawgyi-One" style:font-size-complex="8pt" style:font-weight-complex="bold"/>
    </style:style>
    <style:style style:name="T11" style:family="text">
      <style:text-properties fo:color="#dc2300" style:font-name="Trebuchet MS" fo:font-size="8pt" fo:font-weight="normal" style:font-size-asian="8pt" style:font-weight-asian="normal" style:font-name-complex="Zawgyi-One" style:font-size-complex="8pt" style:font-weight-complex="normal"/>
    </style:style>
    <style:style style:name="T12" style:family="text">
      <style:text-properties fo:color="#2323dc" style:font-name="Trebuchet MS" fo:font-size="10pt" fo:font-weight="bold" style:font-size-asian="10pt" style:font-weight-asian="bold" style:font-name-complex="Padauk" style:font-size-complex="10pt" style:font-weight-complex="bold"/>
    </style:style>
    <style:style style:name="T13" style:family="text">
      <style:text-properties fo:color="#000000" style:font-name="Trebuchet MS" fo:font-size="10pt" fo:font-weight="bold" style:font-name-asian="Andale Sans UI" style:font-size-asian="10pt" style:font-weight-asian="bold" style:font-name-complex="Zawgyi-One" style:font-size-complex="10pt" style:font-weight-complex="bold"/>
    </style:style>
    <style:style style:name="T14" style:family="text">
      <style:text-properties fo:color="#000000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/>
    </style:style>
    <style:style style:name="gr4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5" style:family="graphic">
      <style:graphic-properties draw:stroke="none" svg:stroke-color="#000000" draw:fill="none" draw:fill-color="#ffffff" draw:textarea-horizontal-align="left" draw:textarea-vertical-align="middle" draw:auto-grow-height="false" fo:min-height="0.302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5.7598in" svg:y="2.0299in" svg:width="0.1665in" svg:height="0.1665in" draw:z-index="16"><draw:image xlink:href="Pictures/100002000000001000000010A5762456.png" xlink:type="simple" xlink:show="embed" xlink:actuate="onLoad"/></draw:frame><draw:frame draw:style-name="fr2" draw:name="graphics2" text:anchor-type="paragraph" svg:x="5.1319in" svg:y="2.0299in" svg:width="0.1772in" svg:height="0.1563in" draw:z-index="15"><draw:image xlink:href="Pictures/10000201000000110000000F7081A154.png" xlink:type="simple" xlink:show="embed" xlink:actuate="onLoad"/></draw:frame><draw:custom-shape text:anchor-type="paragraph" draw:z-index="11" draw:style-name="gr1" svg:width="0.585in" svg:height="0.4303in" svg:x="5.5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1" svg:width="0.585in" svg:height="0.4303in" svg:x="4.9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13" draw:style-name="gr2"><draw:custom-shape draw:style-name="gr3" svg:width="0.585in" svg:height="0.4303in" svg:x="4.3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4.361in" svg:y="1.9657in"><draw:text-box><text:p><text:span text:style-name="T4">Alt</text:span></text:p></draw:text-box></draw:frame></draw:g><draw:g text:anchor-type="paragraph" draw:z-index="10" draw:style-name="gr2"><draw:custom-shape draw:style-name="gr3" svg:width="0.585in" svg:height="0.4303in" svg:x="6.1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6.2209in" svg:y="1.9657in"><draw:text-box><text:p><text:span text:style-name="T4">Ctrl</text:span></text:p></draw:text-box></draw:frame></draw:g><draw:custom-shape text:anchor-type="paragraph" draw:z-index="0" draw:style-name="gr1" svg:width="0.585in" svg:height="0.4303in" svg:x="0.6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9" draw:style-name="gr2"><draw:custom-shape draw:style-name="gr3" svg:width="0.585in" svg:height="0.4303in" svg:x="0.0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0.0811in" svg:y="1.9657in"><draw:text-box><text:p><text:span text:style-name="T4">Ctrl</text:span></text:p></draw:text-box></draw:frame></draw:g><draw:g text:anchor-type="paragraph" draw:z-index="7" draw:style-name="gr2"><draw:custom-shape draw:style-name="gr3" svg:width="0.585in" svg:height="0.4303in" svg:x="1.2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1.3209in" svg:y="1.9657in"><draw:text-box><text:p><text:span text:style-name="T4">Alt</text:span></text:p></draw:text-box></draw:frame></draw:g><draw:frame draw:style-name="fr2" draw:name="graphics1" text:anchor-type="paragraph" svg:x="0.8402in" svg:y="2.0299in" svg:width="0.1772in" svg:height="0.1563in" draw:z-index="8"><draw:image xlink:href="Pictures/10000201000000110000000F7081A154.png" xlink:type="simple" xlink:show="embed" xlink:actuate="onLoad"/></draw:frame><draw:g text:anchor-type="paragraph" draw:z-index="1" draw:style-name="gr2"><draw:custom-shape draw:style-name="gr3" svg:width="0.6524in" svg:height="0.4303in" svg:x="6.0953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421in" svg:height="0.3024in" svg:x="6.2406in" svg:y="0.1in"><draw:text-box><text:p><text:span text:style-name="T4">Back</text:span></text:p></draw:text-box></draw:frame></draw:g><draw:g text:anchor-type="paragraph" draw:z-index="3" draw:style-name="gr2"><draw:custom-shape draw:style-name="gr3" svg:width="0.7831in" svg:height="0.4303in" svg:x="5.9752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31in" svg:height="0.3024in" svg:x="6.1406in" svg:y="1.0299in"><draw:text-box><text:p><text:span text:style-name="T4">Enter</text:span></text:p></draw:text-box></draw:frame></draw:g><draw:g text:anchor-type="paragraph" draw:z-index="6" draw:style-name="gr2"><draw:custom-shape draw:style-name="gr3" svg:width="0.9961in" svg:height="0.4303in" svg:x="5.7516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576in" svg:height="0.3024in" svg:x="5.9299in" svg:y="1.5in"><draw:text-box><text:p><text:span text:style-name="T5">Shift</text:span></text:p></draw:text-box></draw:frame></draw:g><draw:g text:anchor-type="paragraph" draw:z-index="4" draw:style-name="gr2"><draw:custom-shape draw:style-name="gr3" svg:width="0.7705in" svg:height="0.4303in" svg:x="0.0299in" svg:y="0.95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7205in" svg:height="0.3024in" svg:x="0.1in" svg:y="1.0299in"><draw:text-box><text:p><text:span text:style-name="T4">Caps Lock</text:span></text:p></draw:text-box></draw:frame></draw:g><draw:g text:anchor-type="paragraph" draw:z-index="2" draw:style-name="gr2"><draw:custom-shape draw:style-name="gr3" svg:width="0.6598in" svg:height="0.4205in" svg:x="0.0299in" svg:y="0.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3323in" svg:height="0.3024in" svg:x="0.25in" svg:y="0.5701in"><draw:text-box><text:p><text:span text:style-name="T4">Tab</text:span></text:p></draw:text-box></draw:frame></draw:g><draw:g text:anchor-type="paragraph" draw:z-index="17" draw:style-name="gr2"><draw:custom-shape draw:style-name="gr3" svg:width="0.4303in" svg:height="0.4303in" svg:x="0.026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4524in" svg:height="0.3024in" svg:x="0.0201in" svg:y="0.0902in"><draw:text-box><text:p><text:span text:style-name="T6">Stack</text:span></text:p></draw:text-box></draw:frame></draw:g><draw:g text:anchor-type="paragraph" draw:z-index="18" draw:style-name="gr2"><draw:custom-shape draw:style-name="gr3" svg:width="0.4303in" svg:height="0.4303in" svg:x="0.4925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0.6299in" svg:y="0.1902in"><draw:text-box><text:p><text:span text:style-name="T7">၁</text:span></text:p></draw:text-box></draw:frame><draw:frame draw:style-name="gr5" draw:text-style-name="P8" svg:width="0.1685in" svg:height="0.3024in" svg:x="0.5299in" svg:y="0.2217in"><draw:text-box><text:p><text:span text:style-name="T8">1</text:span></text:p></draw:text-box></draw:frame><draw:frame draw:style-name="gr4" draw:text-style-name="P9" svg:width="0.3012in" svg:height="0.3024in" svg:x="0.6299in" svg:y="0in"><draw:text-box><text:p><text:span text:style-name="T9">ဋ</text:span></text:p></draw:text-box></draw:frame></draw:g><draw:g text:anchor-type="paragraph" draw:z-index="19" draw:style-name="gr2"><draw:custom-shape draw:style-name="gr3" svg:width="0.4303in" svg:height="0.4303in" svg:x="0.9598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0972in" svg:y="0.1902in"><draw:text-box><text:p><text:span text:style-name="T7">၂</text:span></text:p></draw:text-box></draw:frame><draw:frame draw:style-name="gr5" draw:text-style-name="P8" svg:width="0.1685in" svg:height="0.3024in" svg:x="0.9972in" svg:y="0.2217in"><draw:text-box><text:p><text:span text:style-name="T8">2</text:span></text:p></draw:text-box></draw:frame><draw:frame draw:style-name="gr4" draw:text-style-name="P9" svg:width="0.3012in" svg:height="0.3024in" svg:x="1.0972in" svg:y="0in"><draw:text-box><text:p><text:span text:style-name="T9">ဍ</text:span></text:p></draw:text-box></draw:frame></draw:g><draw:g text:anchor-type="paragraph" draw:z-index="20" draw:style-name="gr2"><draw:custom-shape draw:style-name="gr3" svg:width="0.4303in" svg:height="0.4303in" svg:x="1.4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5673in" svg:y="0.1902in"><draw:text-box><text:p><text:span text:style-name="T7">၃</text:span></text:p></draw:text-box></draw:frame><draw:frame draw:style-name="gr5" draw:text-style-name="P8" svg:width="0.1685in" svg:height="0.3024in" svg:x="1.4673in" svg:y="0.2217in"><draw:text-box><text:p><text:span text:style-name="T8">3</text:span></text:p></draw:text-box></draw:frame><draw:frame draw:style-name="gr4" draw:text-style-name="P9" svg:width="0.3012in" svg:height="0.3024in" svg:x="1.5673in" svg:y="0in"><draw:text-box><text:p><text:span text:style-name="T9">ဎ</text:span></text:p></draw:text-box></draw:frame></draw:g><draw:g text:anchor-type="paragraph" draw:z-index="21" draw:style-name="gr2"><draw:custom-shape draw:style-name="gr3" svg:width="0.4303in" svg:height="0.4303in" svg:x="1.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0374in" svg:y="0.1902in"><draw:text-box><text:p><text:span text:style-name="T7">၄</text:span></text:p></draw:text-box></draw:frame><draw:frame draw:style-name="gr5" draw:text-style-name="P8" svg:width="0.1685in" svg:height="0.3024in" svg:x="1.9374in" svg:y="0.2217in"><draw:text-box><text:p><text:span text:style-name="T8">4</text:span></text:p></draw:text-box></draw:frame><draw:frame draw:style-name="gr4" draw:text-style-name="P9" svg:width="0.3012in" svg:height="0.3024in" svg:x="2.0374in" svg:y="0in"><draw:text-box><text:p><text:span text:style-name="T9">ဣ</text:span></text:p></draw:text-box></draw:frame></draw:g><draw:g text:anchor-type="paragraph" draw:z-index="22" draw:style-name="gr2"><draw:custom-shape draw:style-name="gr3" svg:width="0.4303in" svg:height="0.4303in" svg:x="2.3717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5091in" svg:y="0.1902in"><draw:text-box><text:p><text:span text:style-name="T7">၅</text:span></text:p></draw:text-box></draw:frame><draw:frame draw:style-name="gr5" draw:text-style-name="P8" svg:width="0.1685in" svg:height="0.3024in" svg:x="2.4091in" svg:y="0.2217in"><draw:text-box><text:p><text:span text:style-name="T8">5</text:span></text:p></draw:text-box></draw:frame><draw:frame draw:style-name="gr4" draw:text-style-name="P9" svg:width="0.3012in" svg:height="0.3024in" svg:x="2.5091in" svg:y="0in"><draw:text-box><text:p><text:span text:style-name="T9">ဈ</text:span></text:p></draw:text-box></draw:frame></draw:g><draw:g text:anchor-type="paragraph" draw:z-index="23" draw:style-name="gr2"><draw:custom-shape draw:style-name="gr3" svg:width="0.4303in" svg:height="0.4303in" svg:x="2.838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9756in" svg:y="0.1902in"><draw:text-box><text:p><text:span text:style-name="T7">၆</text:span></text:p></draw:text-box></draw:frame><draw:frame draw:style-name="gr5" draw:text-style-name="P8" svg:width="0.1685in" svg:height="0.3024in" svg:x="2.8756in" svg:y="0.2217in"><draw:text-box><text:p><text:span text:style-name="T8">6</text:span></text:p></draw:text-box></draw:frame><draw:frame draw:style-name="gr4" draw:text-style-name="P9" svg:width="0.3012in" svg:height="0.3024in" svg:x="2.9756in" svg:y="0in"><draw:text-box><text:p><text:span text:style-name="T9">/</text:span></text:p></draw:text-box></draw:frame></draw:g><draw:custom-shape text:anchor-type="paragraph" draw:z-index="14" draw:style-name="gr1" svg:width="2.3803in" svg:height="0.4303in" svg:x="1.8799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24" draw:style-name="gr2"><draw:custom-shape draw:style-name="gr3" svg:width="0.4303in" svg:height="0.4303in" svg:x="3.3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4394in" svg:y="0.1902in"><draw:text-box><text:p><text:span text:style-name="T7">၇</text:span></text:p></draw:text-box></draw:frame><draw:frame draw:style-name="gr5" draw:text-style-name="P8" svg:width="0.1685in" svg:height="0.3024in" svg:x="3.3394in" svg:y="0.2217in"><draw:text-box><text:p><text:span text:style-name="T8">7</text:span></text:p></draw:text-box></draw:frame><draw:frame draw:style-name="gr4" draw:text-style-name="P9" svg:width="0.3012in" svg:height="0.3024in" svg:x="3.4394in" svg:y="0in"><draw:text-box><text:p><text:span text:style-name="T9">ရ</text:span></text:p></draw:text-box></draw:frame></draw:g><draw:g text:anchor-type="paragraph" draw:z-index="25" draw:style-name="gr2"><draw:custom-shape draw:style-name="gr3" svg:width="0.4303in" svg:height="0.4303in" svg:x="3.7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3.9063in" svg:y="0.1902in"><draw:text-box><text:p><text:span text:style-name="T7">၈</text:span></text:p></draw:text-box></draw:frame><draw:frame draw:style-name="gr5" draw:text-style-name="P8" svg:width="0.1685in" svg:height="0.3024in" svg:x="3.8063in" svg:y="0.2217in"><draw:text-box><text:p><text:span text:style-name="T8">8</text:span></text:p></draw:text-box></draw:frame><draw:frame draw:style-name="gr4" draw:text-style-name="P9" svg:width="0.3012in" svg:height="0.3024in" svg:x="3.9063in" svg:y="0in"><draw:text-box><text:p><text:span text:style-name="T9">ဂ</text:span></text:p></draw:text-box></draw:frame></draw:g><draw:g text:anchor-type="paragraph" draw:z-index="26" draw:style-name="gr2"><draw:custom-shape draw:style-name="gr3" svg:width="0.4303in" svg:height="0.4303in" svg:x="4.235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3728in" svg:y="0.1902in"><draw:text-box><text:p><text:span text:style-name="T7">၉</text:span></text:p></draw:text-box></draw:frame><draw:frame draw:style-name="gr5" draw:text-style-name="P8" svg:width="0.1685in" svg:height="0.3024in" svg:x="4.2728in" svg:y="0.2217in"><draw:text-box><text:p><text:span text:style-name="T8">9</text:span></text:p></draw:text-box></draw:frame><draw:frame draw:style-name="gr4" draw:text-style-name="P9" svg:width="0.3012in" svg:height="0.3024in" svg:x="4.3728in" svg:y="0in"><draw:text-box><text:p><text:span text:style-name="T9">ဦ</text:span></text:p></draw:text-box></draw:frame></draw:g><draw:g text:anchor-type="paragraph" draw:z-index="27" draw:style-name="gr2"><draw:custom-shape draw:style-name="gr3" svg:width="0.4303in" svg:height="0.4303in" svg:x="4.7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8394in" svg:y="0.1902in"><draw:text-box><text:p><text:span text:style-name="T7">၀</text:span></text:p></draw:text-box></draw:frame><draw:frame draw:style-name="gr5" draw:text-style-name="P8" svg:width="0.1685in" svg:height="0.3024in" svg:x="4.7394in" svg:y="0.2217in"><draw:text-box><text:p><text:span text:style-name="T8">0</text:span></text:p></draw:text-box></draw:frame><draw:frame draw:style-name="gr4" draw:text-style-name="P9" svg:width="0.3012in" svg:height="0.3024in" svg:x="4.8394in" svg:y="0in"><draw:text-box><text:p><text:span text:style-name="T9">၀</text:span></text:p></draw:text-box></draw:frame></draw:g><draw:g text:anchor-type="paragraph" draw:z-index="28" draw:style-name="gr2"><draw:custom-shape draw:style-name="gr3" svg:width="0.4303in" svg:height="0.4303in" svg:x="5.1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1" svg:width="0.3012in" svg:height="0.3024in" svg:x="5.3063in" svg:y="0.1902in"><draw:text-box><text:p><text:span text:style-name="T10">Eng</text:span></text:p></draw:text-box></draw:frame><draw:frame draw:style-name="gr5" draw:text-style-name="P8" svg:width="0.1685in" svg:height="0.3024in" svg:x="5.2063in" svg:y="0.2217in"><draw:text-box><text:p><text:span text:style-name="T8">-</text:span></text:p></draw:text-box></draw:frame><draw:frame draw:style-name="gr4" draw:text-style-name="P9" svg:width="0.3012in" svg:height="0.3024in" svg:x="5.3063in" svg:y="0in"><draw:text-box><text:p><text:span text:style-name="T9">ဩ</text:span></text:p></draw:text-box></draw:frame></draw:g><draw:g text:anchor-type="paragraph" draw:z-index="29" draw:style-name="gr2"><draw:custom-shape draw:style-name="gr3" svg:width="0.4303in" svg:height="0.4303in" svg:x="5.6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2" svg:width="0.3012in" svg:height="0.3024in" svg:x="5.7673in" svg:y="0.1902in"><draw:text-box><text:p><text:span text:style-name="T11">Stack</text:span></text:p></draw:text-box></draw:frame><draw:frame draw:style-name="gr5" draw:text-style-name="P8" svg:width="0.1685in" svg:height="0.3024in" svg:x="5.6673in" svg:y="0.2217in"><draw:text-box><text:p><text:span text:style-name="T8">=</text:span></text:p></draw:text-box></draw:frame><draw:frame draw:style-name="gr4" draw:text-style-name="P9" svg:width="0.3012in" svg:height="0.3024in" svg:x="5.7673in" svg:y="0in"><draw:text-box><text:p><text:span text:style-name="T9">ဪ</text:span></text:p></draw:text-box></draw:frame></draw:g></text:p>
      <text:p text:style-name="Standard"/>
      <text:p text:style-name="Standard"><draw:g text:anchor-type="paragraph" draw:z-index="30" draw:style-name="gr2"><draw:custom-shape draw:style-name="gr3" svg:width="0.4303in" svg:height="0.4303in" svg:x="0.7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0.8575in" svg:y="0.2701in"><draw:text-box><text:p><text:span text:style-name="T7">ဆ</text:span></text:p></draw:text-box></draw:frame><draw:frame draw:style-name="gr5" draw:text-style-name="P8" svg:width="0.1685in" svg:height="0.3024in" svg:x="0.7575in" svg:y="0.3016in"><draw:text-box><text:p><text:span text:style-name="T8">Q</text:span></text:p></draw:text-box></draw:frame><draw:frame draw:style-name="gr4" draw:text-style-name="P9" svg:width="0.3012in" svg:height="0.3024in" svg:x="0.8575in" svg:y="0.0799in"><draw:text-box><text:p><text:span text:style-name="T9">--</text:span><text:span text:style-name="T9">ၡ</text:span></text:p></draw:text-box></draw:frame></draw:g><draw:g text:anchor-type="paragraph" draw:z-index="31" draw:style-name="gr2"><draw:custom-shape draw:style-name="gr3" svg:width="0.4303in" svg:height="0.4303in" svg:x="1.187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3248in" svg:y="0.2709in"><draw:text-box><text:p><text:span text:style-name="T7">တ</text:span></text:p></draw:text-box></draw:frame><draw:frame draw:style-name="gr5" draw:text-style-name="P8" svg:width="0.1685in" svg:height="0.3024in" svg:x="1.2248in" svg:y="0.3024in"><draw:text-box><text:p><text:span text:style-name="T8">W</text:span></text:p></draw:text-box></draw:frame><draw:frame draw:style-name="gr4" draw:text-style-name="P9" svg:width="0.3012in" svg:height="0.3024in" svg:x="1.3248in" svg:y="0.0807in"><draw:text-box><text:p><text:span text:style-name="T9">--</text:span><text:span text:style-name="T9">ၱ</text:span></text:p></draw:text-box></draw:frame></draw:g><draw:g text:anchor-type="paragraph" draw:z-index="32" draw:style-name="gr2"><draw:custom-shape draw:style-name="gr3" svg:width="0.4303in" svg:height="0.4303in" svg:x="1.6543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7917in" svg:y="0.2709in"><draw:text-box><text:p><text:span text:style-name="T7">န</text:span></text:p></draw:text-box></draw:frame><draw:frame draw:style-name="gr5" draw:text-style-name="P8" svg:width="0.1685in" svg:height="0.3024in" svg:x="1.6917in" svg:y="0.3024in"><draw:text-box><text:p><text:span text:style-name="T8">E</text:span></text:p></draw:text-box></draw:frame><draw:frame draw:style-name="gr4" draw:text-style-name="P9" svg:width="0.3012in" svg:height="0.3024in" svg:x="1.7917in" svg:y="0.0807in"><draw:text-box><text:p><text:span text:style-name="T9">ဏ</text:span></text:p></draw:text-box></draw:frame></draw:g><draw:g text:anchor-type="paragraph" draw:z-index="33" draw:style-name="gr2"><draw:custom-shape draw:style-name="gr3" svg:width="0.4303in" svg:height="0.4303in" svg:x="2.1209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2583in" svg:y="0.2665in"><draw:text-box><text:p><text:span text:style-name="T7">မ</text:span></text:p></draw:text-box></draw:frame><draw:frame draw:style-name="gr5" draw:text-style-name="P8" svg:width="0.1685in" svg:height="0.3024in" svg:x="2.1583in" svg:y="0.298in"><draw:text-box><text:p><text:span text:style-name="T8">R</text:span></text:p></draw:text-box></draw:frame><draw:frame draw:style-name="gr4" draw:text-style-name="P9" svg:width="0.3012in" svg:height="0.3024in" svg:x="2.2583in" svg:y="0.0764in"><draw:text-box><text:p><text:span text:style-name="T9">--</text:span><text:span text:style-name="T9">ၼ</text:span></text:p></draw:text-box></draw:frame></draw:g><draw:g text:anchor-type="paragraph" draw:z-index="34" draw:style-name="gr2"><draw:custom-shape draw:style-name="gr3" svg:width="0.4303in" svg:height="0.4303in" svg:x="2.5902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7276in" svg:y="0.2701in"><draw:text-box><text:p><text:span text:style-name="T7">အ</text:span></text:p></draw:text-box></draw:frame><draw:frame draw:style-name="gr5" draw:text-style-name="P8" svg:width="0.1685in" svg:height="0.3024in" svg:x="2.6276in" svg:y="0.3016in"><draw:text-box><text:p><text:span text:style-name="T8">T</text:span></text:p></draw:text-box></draw:frame><draw:frame draw:style-name="gr4" draw:text-style-name="P9" svg:width="0.3012in" svg:height="0.3024in" svg:x="2.7276in" svg:y="0.0799in"><draw:text-box><text:p><text:span text:style-name="T9">ဤ</text:span></text:p></draw:text-box></draw:frame></draw:g><draw:g text:anchor-type="paragraph" draw:z-index="35" draw:style-name="gr2"><draw:custom-shape draw:style-name="gr3" svg:width="0.4303in" svg:height="0.4303in" svg:x="3.0543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1917in" svg:y="0.2665in"><draw:text-box><text:p><text:span text:style-name="T7">ပ</text:span></text:p></draw:text-box></draw:frame><draw:frame draw:style-name="gr5" draw:text-style-name="P8" svg:width="0.1685in" svg:height="0.3024in" svg:x="3.0917in" svg:y="0.298in"><draw:text-box><text:p><text:span text:style-name="T8">Y</text:span></text:p></draw:text-box></draw:frame><draw:frame draw:style-name="gr4" draw:text-style-name="P9" svg:width="0.3012in" svg:height="0.3024in" svg:x="3.1917in" svg:y="0.0764in"><draw:text-box><text:p><text:span text:style-name="T9">၌</text:span></text:p></draw:text-box></draw:frame></draw:g><draw:g text:anchor-type="paragraph" draw:z-index="36" draw:style-name="gr2"><draw:custom-shape draw:style-name="gr3" svg:width="0.4303in" svg:height="0.4303in" svg:x="3.5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6575in" svg:y="0.2701in"><draw:text-box><text:p><text:span text:style-name="T7">က</text:span></text:p></draw:text-box></draw:frame><draw:frame draw:style-name="gr5" draw:text-style-name="P8" svg:width="0.1685in" svg:height="0.3024in" svg:x="3.5575in" svg:y="0.3016in"><draw:text-box><text:p><text:span text:style-name="T8">U</text:span></text:p></draw:text-box></draw:frame><draw:frame draw:style-name="gr4" draw:text-style-name="P9" svg:width="0.3012in" svg:height="0.3024in" svg:x="3.6575in" svg:y="0.0799in"><draw:text-box><text:p><text:span text:style-name="T9">--</text:span><text:span text:style-name="T9">ၠ</text:span></text:p></draw:text-box></draw:frame></draw:g><draw:g text:anchor-type="paragraph" draw:z-index="37" draw:style-name="gr2"><draw:custom-shape draw:style-name="gr3" svg:width="0.4303in" svg:height="0.4303in" svg:x="3.9854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1228in" svg:y="0.2701in"><draw:text-box><text:p><text:span text:style-name="T7">င</text:span></text:p></draw:text-box></draw:frame><draw:frame draw:style-name="gr5" draw:text-style-name="P8" svg:width="0.1685in" svg:height="0.3024in" svg:x="4.0228in" svg:y="0.3016in"><draw:text-box><text:p><text:span text:style-name="T8">I</text:span></text:p></draw:text-box></draw:frame><draw:frame draw:style-name="gr4" draw:text-style-name="P9" svg:width="0.3012in" svg:height="0.3024in" svg:x="4.1228in" svg:y="0.0799in"><draw:text-box><text:p><text:span text:style-name="T9">၍</text:span></text:p></draw:text-box></draw:frame></draw:g><draw:g text:anchor-type="paragraph" draw:z-index="38" draw:style-name="gr2"><draw:custom-shape draw:style-name="gr3" svg:width="0.4303in" svg:height="0.4303in" svg:x="4.45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5874in" svg:y="0.2701in"><draw:text-box><text:p><text:span text:style-name="T7">သ</text:span></text:p></draw:text-box></draw:frame><draw:frame draw:style-name="gr5" draw:text-style-name="P8" svg:width="0.1685in" svg:height="0.3024in" svg:x="4.4874in" svg:y="0.3016in"><draw:text-box><text:p><text:span text:style-name="T8">O</text:span></text:p></draw:text-box></draw:frame><draw:frame draw:style-name="gr4" draw:text-style-name="P9" svg:width="0.3012in" svg:height="0.3024in" svg:x="4.5874in" svg:y="0.0799in"><draw:text-box><text:p><text:span text:style-name="T9">ဥ</text:span></text:p></draw:text-box></draw:frame></draw:g><draw:g text:anchor-type="paragraph" draw:z-index="39" draw:style-name="gr2"><draw:custom-shape draw:style-name="gr3" svg:width="0.4303in" svg:height="0.4303in" svg:x="4.9075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0449in" svg:y="0.2709in"><draw:text-box><text:p><text:span text:style-name="T7">စ</text:span></text:p></draw:text-box></draw:frame><draw:frame draw:style-name="gr5" draw:text-style-name="P8" svg:width="0.1685in" svg:height="0.3024in" svg:x="4.9449in" svg:y="0.3024in"><draw:text-box><text:p><text:span text:style-name="T8">P</text:span></text:p></draw:text-box></draw:frame><draw:frame draw:style-name="gr4" draw:text-style-name="P9" svg:width="0.3012in" svg:height="0.3024in" svg:x="5.0449in" svg:y="0.0807in"><draw:text-box><text:p><text:span text:style-name="T9">--</text:span><text:span text:style-name="T9">ၥ</text:span></text:p></draw:text-box></draw:frame></draw:g><draw:g text:anchor-type="paragraph" draw:z-index="40" draw:style-name="gr2"><draw:custom-shape draw:style-name="gr3" svg:width="0.4303in" svg:height="0.4303in" svg:x="5.374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5118in" svg:y="0.2709in"><draw:text-box><text:p><text:span text:style-name="T7">ဟ</text:span></text:p></draw:text-box></draw:frame><draw:frame draw:style-name="gr5" draw:text-style-name="P8" svg:width="0.1685in" svg:height="0.3024in" svg:x="5.4118in" svg:y="0.3024in"><draw:text-box><text:p><text:span text:style-name="T8">[</text:span></text:p></draw:text-box></draw:frame><draw:frame draw:style-name="gr4" draw:text-style-name="P9" svg:width="0.3012in" svg:height="0.3024in" svg:x="5.5118in" svg:y="0.0807in"><draw:text-box><text:p><text:span text:style-name="T9">ဧ</text:span></text:p></draw:text-box></draw:frame></draw:g><draw:g text:anchor-type="paragraph" draw:z-index="41" draw:style-name="gr2"><draw:custom-shape draw:style-name="gr3" svg:width="0.4303in" svg:height="0.4303in" svg:x="6.3091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6.4465in" svg:y="0.2709in"><draw:text-box><text:p><text:span text:style-name="T7">ႆ</text:span></text:p></draw:text-box></draw:frame><draw:frame draw:style-name="gr5" draw:text-style-name="P8" svg:width="0.1685in" svg:height="0.3024in" svg:x="6.3465in" svg:y="0.3024in"><draw:text-box><text:p><text:span text:style-name="T8">\</text:span></text:p></draw:text-box></draw:frame><draw:frame draw:style-name="gr4" draw:text-style-name="P9" svg:width="0.3012in" svg:height="0.3024in" svg:x="6.4465in" svg:y="0.0807in"><draw:text-box><text:p><text:span text:style-name="T12">၎</text:span></text:p></draw:text-box></draw:frame></draw:g><draw:g text:anchor-type="paragraph" draw:z-index="63" draw:style-name="gr2"><draw:custom-shape draw:style-name="gr3" svg:width="0.4303in" svg:height="0.4303in" svg:x="5.835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9728in" svg:y="0.2709in"><draw:text-box><text:p><text:span text:style-name="T7">ဉ</text:span></text:p></draw:text-box></draw:frame><draw:frame draw:style-name="gr5" draw:text-style-name="P8" svg:width="0.1685in" svg:height="0.3024in" svg:x="5.8728in" svg:y="0.3024in"><draw:text-box><text:p><text:span text:style-name="T8">]</text:span></text:p></draw:text-box></draw:frame><draw:frame draw:style-name="gr4" draw:text-style-name="P9" svg:width="0.3012in" svg:height="0.3024in" svg:x="5.9728in" svg:y="0.0807in"><draw:text-box><text:p><text:span text:style-name="T9">--</text:span><text:span text:style-name="T9">ၭ</text:span></text:p></draw:text-box></draw:frame></draw:g></text:p>
      <text:p text:style-name="Standard"/>
      <text:p text:style-name="Standard"><draw:g text:anchor-type="paragraph" draw:z-index="42" draw:style-name="gr2"><draw:custom-shape draw:style-name="gr3" svg:width="0.4303in" svg:height="0.4303in" svg:x="0.8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0.9776in" svg:y="0.35in"><draw:text-box><text:p><text:span text:style-name="T7">ေ</text:span><text:span text:style-name="T13">--</text:span></text:p></draw:text-box></draw:frame><draw:frame draw:style-name="gr5" draw:text-style-name="P8" svg:width="0.1685in" svg:height="0.3024in" svg:x="0.8776in" svg:y="0.3815in"><draw:text-box><text:p><text:span text:style-name="T8">A</text:span></text:p></draw:text-box></draw:frame><draw:frame draw:style-name="gr4" draw:text-style-name="P9" svg:width="0.3012in" svg:height="0.3024in" svg:x="0.9776in" svg:y="0.1598in"><draw:text-box><text:p><text:span text:style-name="T9">ဗ</text:span></text:p></draw:text-box></draw:frame></draw:g><draw:g text:anchor-type="paragraph" draw:z-index="43" draw:style-name="gr2"><draw:custom-shape draw:style-name="gr3" svg:width="0.4303in" svg:height="0.4303in" svg:x="1.3098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4472in" svg:y="0.35in"><draw:text-box><text:p><text:span text:style-name="T7">--</text:span><text:span text:style-name="T7">်</text:span></text:p></draw:text-box></draw:frame><draw:frame draw:style-name="gr5" draw:text-style-name="P8" svg:width="0.1685in" svg:height="0.3024in" svg:x="1.3472in" svg:y="0.3815in"><draw:text-box><text:p><text:span text:style-name="T8">S</text:span></text:p></draw:text-box></draw:frame><draw:frame draw:style-name="gr4" draw:text-style-name="P9" svg:width="0.3012in" svg:height="0.3024in" svg:x="1.4472in" svg:y="0.1598in"><draw:text-box><text:p><text:span text:style-name="T9">--</text:span><text:span text:style-name="T9">ွ</text:span></text:p></draw:text-box></draw:frame></draw:g><draw:g text:anchor-type="paragraph" draw:z-index="44" draw:style-name="gr2"><draw:custom-shape draw:style-name="gr3" svg:width="0.4303in" svg:height="0.4303in" svg:x="1.7819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9193in" svg:y="0.3512in"><draw:text-box><text:p><text:span text:style-name="T7">--</text:span><text:span text:style-name="T7">ိ</text:span></text:p></draw:text-box></draw:frame><draw:frame draw:style-name="gr5" draw:text-style-name="P8" svg:width="0.1685in" svg:height="0.3024in" svg:x="1.8193in" svg:y="0.3827in"><draw:text-box><text:p><text:span text:style-name="T8">D</text:span></text:p></draw:text-box></draw:frame><draw:frame draw:style-name="gr4" draw:text-style-name="P9" svg:width="0.3012in" svg:height="0.3024in" svg:x="1.9193in" svg:y="0.161in"><draw:text-box><text:p><text:span text:style-name="T9">--</text:span><text:span text:style-name="T9">ီ</text:span></text:p></draw:text-box></draw:frame></draw:g><draw:g text:anchor-type="paragraph" draw:z-index="45" draw:style-name="gr2"><draw:custom-shape draw:style-name="gr3" svg:width="0.4303in" svg:height="0.4303in" svg:x="2.25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3874in" svg:y="0.35in"><draw:text-box><text:p><text:span text:style-name="T7">--</text:span><text:span text:style-name="T7">္</text:span></text:p></draw:text-box></draw:frame><draw:frame draw:style-name="gr5" draw:text-style-name="P8" svg:width="0.1685in" svg:height="0.3024in" svg:x="2.2874in" svg:y="0.3815in"><draw:text-box><text:p><text:span text:style-name="T8">F</text:span></text:p></draw:text-box></draw:frame><draw:frame draw:style-name="gr4" draw:text-style-name="P9" svg:width="0.3012in" svg:height="0.3024in" svg:x="2.3874in" svg:y="0.1598in"><draw:text-box><text:p><text:span text:style-name="T9">--</text:span><text:span text:style-name="T9">ၤ</text:span></text:p></draw:text-box></draw:frame></draw:g><draw:g text:anchor-type="paragraph" draw:z-index="46" draw:style-name="gr2"><draw:custom-shape draw:style-name="gr3" svg:width="0.4303in" svg:height="0.4303in" svg:x="2.7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8528in" svg:y="0.3512in"><draw:text-box><text:p><text:span text:style-name="T7">--</text:span><text:span text:style-name="T7">ါ</text:span></text:p></draw:text-box></draw:frame><draw:frame draw:style-name="gr5" draw:text-style-name="P8" svg:width="0.1685in" svg:height="0.3024in" svg:x="2.7528in" svg:y="0.3827in"><draw:text-box><text:p><text:span text:style-name="T8">G</text:span></text:p></draw:text-box></draw:frame><draw:frame draw:style-name="gr4" draw:text-style-name="P9" svg:width="0.3012in" svg:height="0.3024in" svg:x="2.8528in" svg:y="0.161in"><draw:text-box><text:p><text:span text:style-name="T9">--</text:span><text:span text:style-name="T9">ြ</text:span></text:p></draw:text-box></draw:frame></draw:g><draw:g text:anchor-type="paragraph" draw:z-index="47" draw:style-name="gr2"><draw:custom-shape draw:style-name="gr3" svg:width="0.4303in" svg:height="0.4303in" svg:x="3.179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3173in" svg:y="0.35in"><draw:text-box><text:p><text:span text:style-name="T7">--</text:span><text:span text:style-name="T7">့</text:span></text:p></draw:text-box></draw:frame><draw:frame draw:style-name="gr5" draw:text-style-name="P8" svg:width="0.1685in" svg:height="0.3024in" svg:x="3.2173in" svg:y="0.3815in"><draw:text-box><text:p><text:span text:style-name="T8">H</text:span></text:p></draw:text-box></draw:frame><draw:frame draw:style-name="gr4" draw:text-style-name="P9" svg:width="0.3012in" svg:height="0.3024in" svg:x="3.3173in" svg:y="0.1598in"><draw:text-box><text:p><text:span text:style-name="T9">--</text:span><text:span text:style-name="T9">ံ</text:span></text:p></draw:text-box></draw:frame></draw:g><draw:g text:anchor-type="paragraph" draw:z-index="48" draw:style-name="gr2"><draw:custom-shape draw:style-name="gr3" svg:width="0.4303in" svg:height="0.4303in" svg:x="3.6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7776in" svg:y="0.35in"><draw:text-box><text:p><text:span text:style-name="T7">ျ</text:span><text:span text:style-name="T13">-</text:span></text:p></draw:text-box></draw:frame><draw:frame draw:style-name="gr5" draw:text-style-name="P8" svg:width="0.1685in" svg:height="0.3024in" svg:x="3.6776in" svg:y="0.3815in"><draw:text-box><text:p><text:span text:style-name="T8">J</text:span></text:p></draw:text-box></draw:frame><draw:frame draw:style-name="gr4" draw:text-style-name="P9" svg:width="0.3012in" svg:height="0.3024in" svg:x="3.7776in" svg:y="0.1598in"><draw:text-box><text:p><text:span text:style-name="T9">--</text:span><text:span text:style-name="T9">ဲ</text:span></text:p></draw:text-box></draw:frame></draw:g><draw:g text:anchor-type="paragraph" draw:z-index="49" draw:style-name="gr2"><draw:custom-shape draw:style-name="gr3" svg:width="0.4303in" svg:height="0.4303in" svg:x="4.1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2528in" svg:y="0.3512in"><draw:text-box><text:p><text:span text:style-name="T7">--</text:span><text:span text:style-name="T7">ု</text:span></text:p></draw:text-box></draw:frame><draw:frame draw:style-name="gr5" draw:text-style-name="P8" svg:width="0.1685in" svg:height="0.3024in" svg:x="4.1528in" svg:y="0.3827in"><draw:text-box><text:p><text:span text:style-name="T8">K</text:span></text:p></draw:text-box></draw:frame><draw:frame draw:style-name="gr4" draw:text-style-name="P9" svg:width="0.3012in" svg:height="0.3024in" svg:x="4.2528in" svg:y="0.161in"><draw:text-box><text:p><text:span text:style-name="T9">--</text:span><text:span text:style-name="T9">ႈ</text:span></text:p></draw:text-box></draw:frame></draw:g><draw:g text:anchor-type="paragraph" draw:z-index="50" draw:style-name="gr2"><draw:custom-shape draw:style-name="gr3" svg:width="0.4303in" svg:height="0.4303in" svg:x="4.581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7193in" svg:y="0.3504in"><draw:text-box><text:p><text:span text:style-name="T7">--</text:span><text:span text:style-name="T7">ူ</text:span></text:p></draw:text-box></draw:frame><draw:frame draw:style-name="gr5" draw:text-style-name="P8" svg:width="0.1685in" svg:height="0.3024in" svg:x="4.6193in" svg:y="0.3819in"><draw:text-box><text:p><text:span text:style-name="T8">L</text:span></text:p></draw:text-box></draw:frame><draw:frame draw:style-name="gr4" draw:text-style-name="P9" svg:width="0.3012in" svg:height="0.3024in" svg:x="4.7193in" svg:y="0.1602in"><draw:text-box><text:p><text:span text:style-name="T9">--</text:span><text:span text:style-name="T9">ႉ</text:span></text:p></draw:text-box></draw:frame></draw:g><draw:g text:anchor-type="paragraph" draw:z-index="51" draw:style-name="gr2"><draw:custom-shape draw:style-name="gr3" svg:width="0.4303in" svg:height="0.4303in" svg:x="5.048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1858in" svg:y="0.3512in"><draw:text-box><text:p><text:span text:style-name="T7">--</text:span><text:span text:style-name="T7">း</text:span></text:p></draw:text-box></draw:frame><draw:frame draw:style-name="gr5" draw:text-style-name="P8" svg:width="0.1685in" svg:height="0.3024in" svg:x="5.0858in" svg:y="0.3827in"><draw:text-box><text:p><text:span text:style-name="T8">;</text:span></text:p></draw:text-box></draw:frame><draw:frame draw:style-name="gr4" draw:text-style-name="P9" svg:width="0.3012in" svg:height="0.3024in" svg:x="5.1858in" svg:y="0.161in"><draw:text-box><text:p><text:span text:style-name="T9">--</text:span><text:span text:style-name="T9">ၚ</text:span></text:p></draw:text-box></draw:frame></draw:g><draw:g text:anchor-type="paragraph" draw:z-index="52" draw:style-name="gr2"><draw:custom-shape draw:style-name="gr3" svg:width="0.4303in" svg:height="0.4303in" svg:x="5.5118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6492in" svg:y="0.3512in"><draw:text-box><text:p><text:span text:style-name="T7">ဒ</text:span></text:p></draw:text-box></draw:frame><draw:frame draw:style-name="gr5" draw:text-style-name="P8" svg:width="0.1685in" svg:height="0.3024in" svg:x="5.5492in" svg:y="0.3827in"><draw:text-box><text:p><text:span text:style-name="T8">'</text:span></text:p></draw:text-box></draw:frame><draw:frame draw:style-name="gr4" draw:text-style-name="P9" svg:width="0.3012in" svg:height="0.3024in" svg:x="5.6492in" svg:y="0.161in"><draw:text-box><text:p><text:span text:style-name="T9">ဓ</text:span></text:p></draw:text-box></draw:frame></draw:g></text:p>
      <text:p text:style-name="Standard"/>
      <text:p text:style-name="Standard"/>
      <text:p text:style-name="Standard"><draw:g text:anchor-type="paragraph" draw:z-index="5" draw:style-name="gr2"><draw:custom-shape draw:style-name="gr3" svg:width="1.0205in" svg:height="0.4205in" svg:x="0.0201in" svg:y="0.0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5" svg:width="0.4071in" svg:height="0.3024in" svg:x="0.3701in" svg:y="0.1484in"><draw:text-box><text:p><text:span text:style-name="T5">Shift</text:span></text:p></draw:text-box></draw:frame></draw:g><draw:g text:anchor-type="paragraph" draw:z-index="53" draw:style-name="gr2"><draw:custom-shape draw:style-name="gr3" svg:width="0.4303in" svg:height="0.4303in" svg:x="1.0819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2193in" svg:y="0.2386in"><draw:text-box><text:p><text:span text:style-name="T7">ဖ</text:span></text:p></draw:text-box></draw:frame><draw:frame draw:style-name="gr5" draw:text-style-name="P8" svg:width="0.1685in" svg:height="0.3024in" svg:x="1.1193in" svg:y="0.2701in"><draw:text-box><text:p><text:span text:style-name="T8">Z</text:span></text:p></draw:text-box></draw:frame><draw:frame draw:style-name="gr4" draw:text-style-name="P9" svg:width="0.3012in" svg:height="0.3024in" svg:x="1.2193in" svg:y="0.0484in"><draw:text-box><text:p><text:span text:style-name="T9">ဇ</text:span></text:p></draw:text-box></draw:frame></draw:g><draw:g text:anchor-type="paragraph" draw:z-index="54" draw:style-name="gr2"><draw:custom-shape draw:style-name="gr3" svg:width="0.4303in" svg:height="0.4303in" svg:x="1.5417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6791in" svg:y="0.2386in"><draw:text-box><text:p><text:span text:style-name="T7">ထ</text:span></text:p></draw:text-box></draw:frame><draw:frame draw:style-name="gr5" draw:text-style-name="P8" svg:width="0.1685in" svg:height="0.3024in" svg:x="1.5791in" svg:y="0.2701in"><draw:text-box><text:p><text:span text:style-name="T8">X</text:span></text:p></draw:text-box></draw:frame><draw:frame draw:style-name="gr4" draw:text-style-name="P9" svg:width="0.3012in" svg:height="0.3024in" svg:x="1.6791in" svg:y="0.0484in"><draw:text-box><text:p><text:span text:style-name="T9">ဌ</text:span></text:p></draw:text-box></draw:frame></draw:g><draw:g text:anchor-type="paragraph" draw:z-index="55" draw:style-name="gr2"><draw:custom-shape draw:style-name="gr3" svg:width="0.4303in" svg:height="0.4303in" svg:x="2.0118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1492in" svg:y="0.2386in"><draw:text-box><text:p><text:span text:style-name="T7">ခ</text:span></text:p></draw:text-box></draw:frame><draw:frame draw:style-name="gr5" draw:text-style-name="P8" svg:width="0.1685in" svg:height="0.3024in" svg:x="2.0492in" svg:y="0.2701in"><draw:text-box><text:p><text:span text:style-name="T8">C</text:span></text:p></draw:text-box></draw:frame><draw:frame draw:style-name="gr4" draw:text-style-name="P9" svg:width="0.3012in" svg:height="0.3024in" svg:x="2.1492in" svg:y="0.0484in"><draw:text-box><text:p><text:span text:style-name="T9">ဃ</text:span></text:p></draw:text-box></draw:frame></draw:g><draw:g text:anchor-type="paragraph" draw:z-index="56" draw:style-name="gr2"><draw:custom-shape draw:style-name="gr3" svg:width="0.4303in" svg:height="0.4303in" svg:x="2.4819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6193in" svg:y="0.2402in"><draw:text-box><text:p><text:span text:style-name="T7">လ</text:span></text:p></draw:text-box></draw:frame><draw:frame draw:style-name="gr5" draw:text-style-name="P8" svg:width="0.1685in" svg:height="0.3024in" svg:x="2.5193in" svg:y="0.2717in"><draw:text-box><text:p><text:span text:style-name="T8">V</text:span></text:p></draw:text-box></draw:frame><draw:frame draw:style-name="gr4" draw:text-style-name="P9" svg:width="0.3012in" svg:height="0.3024in" svg:x="2.6193in" svg:y="0.05in"><draw:text-box><text:p><text:span text:style-name="T9">ဠ</text:span></text:p></draw:text-box></draw:frame></draw:g><draw:g text:anchor-type="paragraph" draw:z-index="57" draw:style-name="gr2"><draw:custom-shape draw:style-name="gr3" svg:width="0.4303in" svg:height="0.4303in" svg:x="2.9472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0846in" svg:y="0.2386in"><draw:text-box><text:p><text:span text:style-name="T7">ဘ</text:span></text:p></draw:text-box></draw:frame><draw:frame draw:style-name="gr5" draw:text-style-name="P8" svg:width="0.1685in" svg:height="0.3024in" svg:x="2.9846in" svg:y="0.2701in"><draw:text-box><text:p><text:span text:style-name="T8">B</text:span></text:p></draw:text-box></draw:frame><draw:frame draw:style-name="gr4" draw:text-style-name="P9" svg:width="0.3012in" svg:height="0.3024in" svg:x="3.0846in" svg:y="0.0484in"><draw:text-box><text:p><text:span text:style-name="T9">--</text:span><text:span text:style-name="T9">ၻ</text:span></text:p></draw:text-box></draw:frame></draw:g><draw:g text:anchor-type="paragraph" draw:z-index="58" draw:style-name="gr2"><draw:custom-shape draw:style-name="gr3" svg:width="0.4303in" svg:height="0.4303in" svg:x="3.4098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5472in" svg:y="0.2402in"><draw:text-box><text:p><text:span text:style-name="T7">ည</text:span></text:p></draw:text-box></draw:frame><draw:frame draw:style-name="gr5" draw:text-style-name="P8" svg:width="0.1685in" svg:height="0.3024in" svg:x="3.4472in" svg:y="0.2717in"><draw:text-box><text:p><text:span text:style-name="T8">N</text:span></text:p></draw:text-box></draw:frame><draw:frame draw:style-name="gr4" draw:text-style-name="P9" svg:width="0.3012in" svg:height="0.3024in" svg:x="3.5472in" svg:y="0.05in"><draw:text-box><text:p><text:span text:style-name="T9">--</text:span><text:span text:style-name="T9">ၵ</text:span></text:p></draw:text-box></draw:frame></draw:g><draw:g text:anchor-type="paragraph" draw:z-index="59" draw:style-name="gr2"><draw:custom-shape draw:style-name="gr3" svg:width="0.4303in" svg:height="0.4303in" svg:x="3.8827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0201in" svg:y="0.2402in"><draw:text-box><text:p><text:span text:style-name="T7">--</text:span><text:span text:style-name="T7">ာ</text:span></text:p></draw:text-box></draw:frame><draw:frame draw:style-name="gr5" draw:text-style-name="P8" svg:width="0.1685in" svg:height="0.3024in" svg:x="3.9201in" svg:y="0.2717in"><draw:text-box><text:p><text:span text:style-name="T8">M</text:span></text:p></draw:text-box></draw:frame><draw:frame draw:style-name="gr4" draw:text-style-name="P9" svg:width="0.3012in" svg:height="0.3024in" svg:x="4.0201in" svg:y="0.05in"><draw:text-box><text:p><text:span text:style-name="T9">--</text:span><text:span text:style-name="T9">ၷ</text:span></text:p></draw:text-box></draw:frame></draw:g><draw:g text:anchor-type="paragraph" draw:z-index="60" draw:style-name="gr2"><draw:custom-shape draw:style-name="gr3" svg:width="0.4303in" svg:height="0.4303in" svg:x="4.3492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4866in" svg:y="0.2394in"><draw:text-box><text:p><text:span text:style-name="T7">ယ</text:span></text:p></draw:text-box></draw:frame><draw:frame draw:style-name="gr5" draw:text-style-name="P8" svg:width="0.1685in" svg:height="0.3024in" svg:x="4.3866in" svg:y="0.2709in"><draw:text-box><text:p><text:span text:style-name="T8">,</text:span></text:p></draw:text-box></draw:frame><draw:frame draw:style-name="gr4" draw:text-style-name="P9" svg:width="0.3012in" svg:height="0.3024in" svg:x="4.4866in" svg:y="0.0492in"><draw:text-box><text:p><text:span text:style-name="T9">--</text:span><text:span text:style-name="T9">ၶ</text:span></text:p></draw:text-box></draw:frame></draw:g><draw:g text:anchor-type="paragraph" draw:z-index="61" draw:style-name="gr2"><draw:custom-shape draw:style-name="gr3" svg:width="0.4303in" svg:height="0.4303in" svg:x="4.8161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9535in" svg:y="0.2394in"><draw:text-box><text:p><text:span text:style-name="T7">၏</text:span></text:p></draw:text-box></draw:frame><draw:frame draw:style-name="gr5" draw:text-style-name="P8" svg:width="0.1685in" svg:height="0.3024in" svg:x="4.8535in" svg:y="0.2709in"><draw:text-box><text:p><text:span text:style-name="T8">.</text:span></text:p></draw:text-box></draw:frame><draw:frame draw:style-name="gr4" draw:text-style-name="P13" svg:width="0.3012in" svg:height="0.3024in" svg:x="4.9535in" svg:y="0.0492in"><draw:text-box><text:p><text:span text:style-name="T9">--</text:span><text:span text:style-name="T9">ၦ</text:span></text:p></draw:text-box></draw:frame></draw:g><draw:g text:anchor-type="paragraph" draw:z-index="62" draw:style-name="gr2"><draw:custom-shape draw:style-name="gr3" svg:width="0.4303in" svg:height="0.4303in" svg:x="5.2791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5.4165in" svg:y="0.2402in"><draw:text-box><text:p><text:span text:style-name="T14">၊</text:span></text:p></draw:text-box></draw:frame><draw:frame draw:style-name="gr5" draw:text-style-name="P8" svg:width="0.1685in" svg:height="0.3024in" svg:x="5.3165in" svg:y="0.2717in"><draw:text-box><text:p><text:span text:style-name="T8">/</text:span></text:p></draw:text-box></draw:frame><draw:frame draw:style-name="gr4" draw:text-style-name="P9" svg:width="0.3012in" svg:height="0.3024in" svg:x="5.4165in" svg:y="0.05in"><draw:text-box><text:p><text:span text:style-name="T9">။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3">Ayar Keyboard</text:p>
      <text:p text:style-name="P3"/>
      <text:p text:style-name="P1"/>
      <text:p text:style-name="P2"><text:span text:style-name="T2">NOTE: </text:span><text:span text:style-name="T3">Pictures maintain a border, so either do a "Page Preview" or "Export to PDF", then capture the image &amp; save it for the User's Guide. (We don't use the keyboard itself </text:span><text:span text:style-name="T1">because we don't want to require Zawgyi-One to view i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Padauk1" svg:font-family="Padauk"/>
    <style:font-face style:name="Tahoma3" svg:font-family="Tahoma"/>
    <style:font-face style:name="Zawgyi-One1" svg:font-family="Zawgyi-One" style:font-adornments="Regular"/>
    <style:font-face style:name="Courier New" svg:font-family="'Courier New'" style:font-family-generic="modern" style:font-pitch="fixed"/>
    <style:font-face style:name="Padauk" svg:font-family="Padauk" style:font-pitch="variable"/>
    <style:font-face style:name="Tahoma2" svg:font-family="Tahoma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24M07S</meta:editing-duration>
    <meta:editing-cycles>85</meta:editing-cycles>
    <meta:generator>OpenOffice.org/3.2$Win32 OpenOffice.org_project/320m18$Build-9502</meta:generator>
    <dc:date>2010-11-23T15:48:15.59</dc:date>
    <dc:creator>Seth Hetu</dc:creator>
    <meta:document-statistic meta:table-count="0" meta:image-count="3" meta:object-count="0" meta:page-count="1" meta:paragraph-count="2" meta:word-count="44" meta:character-count="242"/>
    <meta:user-defined meta:name="Info 1"/>
    <meta:user-defined meta:name="Info 2"/>
    <meta:user-defined meta:name="Info 3"/>
    <meta:user-defined meta:name="Info 4"/>
  </office:meta>
</office:document-meta>
</file>